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1.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6"/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4cm" svg:height="14.211cm" svg:x="1.39cm" svg:y="5.18cm">
            <draw:object draw:notify-on-update-of-ranges="Sheet1.J13:Sheet1.J13 Sheet1.J14:Sheet1.J21 Sheet1.K13:Sheet1.K13 Sheet1.K14:Sheet1.K21 Sheet1.L13:Sheet1.L13 Sheet1.L14:Sheet1.L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.952664" calcext:value-type="float">
            <text:p>0,952664</text:p>
          </table:table-cell>
          <table:table-cell office:value-type="float" office:value="0.941752" calcext:value-type="float">
            <text:p>0,941752</text:p>
          </table:table-cell>
          <table:table-cell office:value-type="float" office:value="0.942925" calcext:value-type="float">
            <text:p>0,942925</text:p>
          </table:table-cell>
          <table:table-cell office:value-type="float" office:value="0.942869" calcext:value-type="float">
            <text:p>0,942869</text:p>
          </table:table-cell>
          <table:table-cell office:value-type="float" office:value="0.9452" calcext:value-type="float">
            <text:p>0,9452</text:p>
          </table:table-cell>
          <table:table-cell office:value-type="float" office:value="0.938255" calcext:value-type="float">
            <text:p>0,938255</text:p>
          </table:table-cell>
          <table:table-cell office:value-type="float" office:value="0.953791" calcext:value-type="float">
            <text:p>0,953791</text:p>
          </table:table-cell>
          <table:table-cell office:value-type="float" office:value="0.939709" calcext:value-type="float">
            <text:p>0,939709</text:p>
          </table:table-cell>
          <table:table-cell office:value-type="float" office:value="0.942149" calcext:value-type="float">
            <text:p>0,942149</text:p>
          </table:table-cell>
          <table:table-cell office:value-type="float" office:value="0.947452" calcext:value-type="float">
            <text:p>0,947452</text:p>
          </table:table-cell>
          <table:table-cell/>
          <table:table-cell table:style-name="ce1" table:formula="of:=AVERAGE([.A1:.J1])" office:value-type="float" office:value="0.9446766" calcext:value-type="float">
            <text:p>0,9447</text:p>
          </table:table-cell>
          <table:table-cell table:style-name="ce2" table:formula="of:=VAR([.A1:.J1])" office:value-type="float" office:value="0.0000268932447111112" calcext:value-type="float">
            <text:p>2,69E-005</text:p>
          </table:table-cell>
        </table:table-row>
        <table:table-row table:style-name="ro1">
          <table:table-cell office:value-type="float" office:value="44.762225" calcext:value-type="float">
            <text:p>44,762225</text:p>
          </table:table-cell>
          <table:table-cell office:value-type="float" office:value="44.425132" calcext:value-type="float">
            <text:p>44,425132</text:p>
          </table:table-cell>
          <table:table-cell office:value-type="float" office:value="44.73844" calcext:value-type="float">
            <text:p>44,73844</text:p>
          </table:table-cell>
          <table:table-cell office:value-type="float" office:value="44.713013" calcext:value-type="float">
            <text:p>44,713013</text:p>
          </table:table-cell>
          <table:table-cell office:value-type="float" office:value="44.457549" calcext:value-type="float">
            <text:p>44,457549</text:p>
          </table:table-cell>
          <table:table-cell office:value-type="float" office:value="44.590507" calcext:value-type="float">
            <text:p>44,590507</text:p>
          </table:table-cell>
          <table:table-cell office:value-type="float" office:value="44.718198" calcext:value-type="float">
            <text:p>44,718198</text:p>
          </table:table-cell>
          <table:table-cell office:value-type="float" office:value="44.50896" calcext:value-type="float">
            <text:p>44,50896</text:p>
          </table:table-cell>
          <table:table-cell office:value-type="float" office:value="44.830076" calcext:value-type="float">
            <text:p>44,830076</text:p>
          </table:table-cell>
          <table:table-cell office:value-type="float" office:value="44.836405" calcext:value-type="float">
            <text:p>44,836405</text:p>
          </table:table-cell>
          <table:table-cell/>
          <table:table-cell table:style-name="ce1" table:formula="of:=AVERAGE([.A2:.J2])" office:value-type="float" office:value="44.6580505" calcext:value-type="float">
            <text:p>44,6581</text:p>
          </table:table-cell>
          <table:table-cell table:style-name="ce2" table:formula="of:=VAR([.A2:.J2])" office:value-type="float" office:value="0.0229553863744998" calcext:value-type="float">
            <text:p>2,30E-002</text:p>
          </table:table-cell>
        </table:table-row>
        <table:table-row table:style-name="ro1">
          <table:table-cell office:value-type="float" office:value="1.024055" calcext:value-type="float">
            <text:p>1,024055</text:p>
          </table:table-cell>
          <table:table-cell office:value-type="float" office:value="1.017611" calcext:value-type="float">
            <text:p>1,017611</text:p>
          </table:table-cell>
          <table:table-cell office:value-type="float" office:value="1.035007" calcext:value-type="float">
            <text:p>1,035007</text:p>
          </table:table-cell>
          <table:table-cell office:value-type="float" office:value="1.031298" calcext:value-type="float">
            <text:p>1,031298</text:p>
          </table:table-cell>
          <table:table-cell office:value-type="float" office:value="1.024195" calcext:value-type="float">
            <text:p>1,024195</text:p>
          </table:table-cell>
          <table:table-cell office:value-type="float" office:value="1.024785" calcext:value-type="float">
            <text:p>1,024785</text:p>
          </table:table-cell>
          <table:table-cell office:value-type="float" office:value="1.035345" calcext:value-type="float">
            <text:p>1,035345</text:p>
          </table:table-cell>
          <table:table-cell office:value-type="float" office:value="1.018977" calcext:value-type="float">
            <text:p>1,018977</text:p>
          </table:table-cell>
          <table:table-cell office:value-type="float" office:value="1.024761" calcext:value-type="float">
            <text:p>1,024761</text:p>
          </table:table-cell>
          <table:table-cell office:value-type="float" office:value="1.032148" calcext:value-type="float">
            <text:p>1,032148</text:p>
          </table:table-cell>
          <table:table-cell/>
          <table:table-cell table:style-name="ce1" table:formula="of:=AVERAGE([.A3:.J3])" office:value-type="float" office:value="1.0268182" calcext:value-type="float">
            <text:p>1,0268</text:p>
          </table:table-cell>
          <table:table-cell table:style-name="ce2" table:formula="of:=VAR([.A3:.J3])" office:value-type="float" office:value="0.0000397086128444444" calcext:value-type="float">
            <text:p>3,97E-005</text:p>
          </table:table-cell>
        </table:table-row>
        <table:table-row table:style-name="ro1">
          <table:table-cell office:value-type="float" office:value="22.767218" calcext:value-type="float">
            <text:p>22,767218</text:p>
          </table:table-cell>
          <table:table-cell office:value-type="float" office:value="22.722588" calcext:value-type="float">
            <text:p>22,722588</text:p>
          </table:table-cell>
          <table:table-cell office:value-type="float" office:value="22.618661" calcext:value-type="float">
            <text:p>22,618661</text:p>
          </table:table-cell>
          <table:table-cell office:value-type="float" office:value="22.710467" calcext:value-type="float">
            <text:p>22,710467</text:p>
          </table:table-cell>
          <table:table-cell office:value-type="float" office:value="22.749959" calcext:value-type="float">
            <text:p>22,749959</text:p>
          </table:table-cell>
          <table:table-cell office:value-type="float" office:value="22.817768" calcext:value-type="float">
            <text:p>22,817768</text:p>
          </table:table-cell>
          <table:table-cell office:value-type="float" office:value="22.746795" calcext:value-type="float">
            <text:p>22,746795</text:p>
          </table:table-cell>
          <table:table-cell office:value-type="float" office:value="22.729477" calcext:value-type="float">
            <text:p>22,729477</text:p>
          </table:table-cell>
          <table:table-cell office:value-type="float" office:value="22.659221" calcext:value-type="float">
            <text:p>22,659221</text:p>
          </table:table-cell>
          <table:table-cell office:value-type="float" office:value="22.77166" calcext:value-type="float">
            <text:p>22,77166</text:p>
          </table:table-cell>
          <table:table-cell/>
          <table:table-cell table:style-name="ce1" table:formula="of:=AVERAGE([.A4:.J4])" office:value-type="float" office:value="22.7293814" calcext:value-type="float">
            <text:p>22,7294</text:p>
          </table:table-cell>
          <table:table-cell table:style-name="ce2" table:formula="of:=VAR([.A4:.J4])" office:value-type="float" office:value="0.00326037256871116" calcext:value-type="float">
            <text:p>3,26E-003</text:p>
          </table:table-cell>
        </table:table-row>
        <table:table-row table:style-name="ro1">
          <table:table-cell office:value-type="float" office:value="1.047577" calcext:value-type="float">
            <text:p>1,047577</text:p>
          </table:table-cell>
          <table:table-cell office:value-type="float" office:value="1.04292" calcext:value-type="float">
            <text:p>1,04292</text:p>
          </table:table-cell>
          <table:table-cell office:value-type="float" office:value="1.049929" calcext:value-type="float">
            <text:p>1,049929</text:p>
          </table:table-cell>
          <table:table-cell office:value-type="float" office:value="1.033033" calcext:value-type="float">
            <text:p>1,033033</text:p>
          </table:table-cell>
          <table:table-cell office:value-type="float" office:value="1.047347" calcext:value-type="float">
            <text:p>1,047347</text:p>
          </table:table-cell>
          <table:table-cell office:value-type="float" office:value="1.052206" calcext:value-type="float">
            <text:p>1,052206</text:p>
          </table:table-cell>
          <table:table-cell office:value-type="float" office:value="1.04245" calcext:value-type="float">
            <text:p>1,04245</text:p>
          </table:table-cell>
          <table:table-cell office:value-type="float" office:value="1.054371" calcext:value-type="float">
            <text:p>1,054371</text:p>
          </table:table-cell>
          <table:table-cell office:value-type="float" office:value="1.056063" calcext:value-type="float">
            <text:p>1,056063</text:p>
          </table:table-cell>
          <table:table-cell office:value-type="float" office:value="1.053393" calcext:value-type="float">
            <text:p>1,053393</text:p>
          </table:table-cell>
          <table:table-cell/>
          <table:table-cell table:style-name="ce1" table:formula="of:=AVERAGE([.A5:.J5])" office:value-type="float" office:value="1.0479289" calcext:value-type="float">
            <text:p>1,0479</text:p>
          </table:table-cell>
          <table:table-cell table:style-name="ce2" table:formula="of:=VAR([.A5:.J5])" office:value-type="float" office:value="0.0000485858123222217" calcext:value-type="float">
            <text:p>4,86E-005</text:p>
          </table:table-cell>
        </table:table-row>
        <table:table-row table:style-name="ro1">
          <table:table-cell office:value-type="float" office:value="15.704609" calcext:value-type="float">
            <text:p>15,704609</text:p>
          </table:table-cell>
          <table:table-cell office:value-type="float" office:value="15.780035" calcext:value-type="float">
            <text:p>15,780035</text:p>
          </table:table-cell>
          <table:table-cell office:value-type="float" office:value="15.709723" calcext:value-type="float">
            <text:p>15,709723</text:p>
          </table:table-cell>
          <table:table-cell office:value-type="float" office:value="15.778901" calcext:value-type="float">
            <text:p>15,778901</text:p>
          </table:table-cell>
          <table:table-cell office:value-type="float" office:value="15.734104" calcext:value-type="float">
            <text:p>15,734104</text:p>
          </table:table-cell>
          <table:table-cell office:value-type="float" office:value="15.734595" calcext:value-type="float">
            <text:p>15,734595</text:p>
          </table:table-cell>
          <table:table-cell office:value-type="float" office:value="15.78701" calcext:value-type="float">
            <text:p>15,78701</text:p>
          </table:table-cell>
          <table:table-cell office:value-type="float" office:value="15.752404" calcext:value-type="float">
            <text:p>15,752404</text:p>
          </table:table-cell>
          <table:table-cell office:value-type="float" office:value="15.648887" calcext:value-type="float">
            <text:p>15,648887</text:p>
          </table:table-cell>
          <table:table-cell office:value-type="float" office:value="15.69297" calcext:value-type="float">
            <text:p>15,69297</text:p>
          </table:table-cell>
          <table:table-cell/>
          <table:table-cell table:style-name="ce1" table:formula="of:=AVERAGE([.A6:.J6])" office:value-type="float" office:value="15.7323238" calcext:value-type="float">
            <text:p>15,7323</text:p>
          </table:table-cell>
          <table:table-cell table:style-name="ce2" table:formula="of:=VAR([.A6:.J6])" office:value-type="float" office:value="0.0019596937775111" calcext:value-type="float">
            <text:p>1,96E-003</text:p>
          </table:table-cell>
        </table:table-row>
        <table:table-row table:style-name="ro1">
          <table:table-cell office:value-type="float" office:value="1.062051" calcext:value-type="float">
            <text:p>1,062051</text:p>
          </table:table-cell>
          <table:table-cell office:value-type="float" office:value="1.0771" calcext:value-type="float">
            <text:p>1,0771</text:p>
          </table:table-cell>
          <table:table-cell office:value-type="float" office:value="1.05919" calcext:value-type="float">
            <text:p>1,05919</text:p>
          </table:table-cell>
          <table:table-cell office:value-type="float" office:value="1.059634" calcext:value-type="float">
            <text:p>1,059634</text:p>
          </table:table-cell>
          <table:table-cell office:value-type="float" office:value="1.048153" calcext:value-type="float">
            <text:p>1,048153</text:p>
          </table:table-cell>
          <table:table-cell office:value-type="float" office:value="1.050041" calcext:value-type="float">
            <text:p>1,050041</text:p>
          </table:table-cell>
          <table:table-cell office:value-type="float" office:value="1.055099" calcext:value-type="float">
            <text:p>1,055099</text:p>
          </table:table-cell>
          <table:table-cell office:value-type="float" office:value="1.058106" calcext:value-type="float">
            <text:p>1,058106</text:p>
          </table:table-cell>
          <table:table-cell office:value-type="float" office:value="1.046301" calcext:value-type="float">
            <text:p>1,046301</text:p>
          </table:table-cell>
          <table:table-cell office:value-type="float" office:value="1.044597" calcext:value-type="float">
            <text:p>1,044597</text:p>
          </table:table-cell>
          <table:table-cell/>
          <table:table-cell table:style-name="ce1" table:formula="of:=AVERAGE([.A7:.J7])" office:value-type="float" office:value="1.0560272" calcext:value-type="float">
            <text:p>1,0560</text:p>
          </table:table-cell>
          <table:table-cell table:style-name="ce2" table:formula="of:=VAR([.A7:.J7])" office:value-type="float" office:value="0.0000924033772888891" calcext:value-type="float">
            <text:p>9,24E-005</text:p>
          </table:table-cell>
        </table:table-row>
        <table:table-row table:style-name="ro1">
          <table:table-cell office:value-type="float" office:value="12.332524" calcext:value-type="float">
            <text:p>12,332524</text:p>
          </table:table-cell>
          <table:table-cell office:value-type="float" office:value="12.313876" calcext:value-type="float">
            <text:p>12,313876</text:p>
          </table:table-cell>
          <table:table-cell office:value-type="float" office:value="12.396189" calcext:value-type="float">
            <text:p>12,396189</text:p>
          </table:table-cell>
          <table:table-cell office:value-type="float" office:value="12.341658" calcext:value-type="float">
            <text:p>12,341658</text:p>
          </table:table-cell>
          <table:table-cell office:value-type="float" office:value="12.30159" calcext:value-type="float">
            <text:p>12,30159</text:p>
          </table:table-cell>
          <table:table-cell office:value-type="float" office:value="12.24279" calcext:value-type="float">
            <text:p>12,24279</text:p>
          </table:table-cell>
          <table:table-cell office:value-type="float" office:value="12.222074" calcext:value-type="float">
            <text:p>12,222074</text:p>
          </table:table-cell>
          <table:table-cell office:value-type="float" office:value="12.304072" calcext:value-type="float">
            <text:p>12,304072</text:p>
          </table:table-cell>
          <table:table-cell office:value-type="float" office:value="12.273803" calcext:value-type="float">
            <text:p>12,273803</text:p>
          </table:table-cell>
          <table:table-cell office:value-type="float" office:value="12.317066" calcext:value-type="float">
            <text:p>12,317066</text:p>
          </table:table-cell>
          <table:table-cell/>
          <table:table-cell table:style-name="ce1" table:formula="of:=AVERAGE([.A8:.J8])" office:value-type="float" office:value="12.3045642" calcext:value-type="float">
            <text:p>12,3046</text:p>
          </table:table-cell>
          <table:table-cell table:style-name="ce2" table:formula="of:=VAR([.A8:.J8])" office:value-type="float" office:value="0.00248575927173336" calcext:value-type="float">
            <text:p>2,49E-003</text:p>
          </table:table-cell>
        </table:table-row>
        <table:table-row table:style-name="ro1">
          <table:table-cell office:value-type="string" calcext:value-type="string">
            <text:p>run 1:</text:p>
          </table:table-cell>
          <table:table-cell office:value-type="string" calcext:value-type="string">
            <text:p>run 6:</text:p>
          </table:table-cell>
          <table:table-cell office:value-type="string" calcext:value-type="string">
            <text:p>run 3:</text:p>
          </table:table-cell>
          <table:table-cell office:value-type="string" calcext:value-type="string">
            <text:p>run 8:</text:p>
          </table:table-cell>
          <table:table-cell office:value-type="string" calcext:value-type="string">
            <text:p>run 5:</text:p>
          </table:table-cell>
          <table:table-cell office:value-type="string" calcext:value-type="string">
            <text:p>run 10:</text:p>
          </table:table-cell>
          <table:table-cell office:value-type="string" calcext:value-type="string">
            <text:p>run 2:</text:p>
          </table:table-cell>
          <table:table-cell office:value-type="string" calcext:value-type="string">
            <text:p>run 7:</text:p>
          </table:table-cell>
          <table:table-cell office:value-type="string" calcext:value-type="string">
            <text:p>run 4:</text:p>
          </table:table-cell>
          <table:table-cell office:value-type="string" calcext:value-type="string">
            <text:p>run 9: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CPU</text:p>
          </table:table-cell>
          <table:table-cell office:value-type="string" calcext:value-type="string">
            <text:p>Einlesen</text:p>
          </table:table-cell>
          <table:table-cell office:value-type="string" calcext:value-type="string">
            <text:p>Berechnung</text:p>
          </table:table-cell>
          <table:table-cell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formula="of:=[.L1]" office:value-type="float" office:value="0.9446766" calcext:value-type="float">
            <text:p>0,9446766</text:p>
          </table:table-cell>
          <table:table-cell table:formula="of:=[.L2]" office:value-type="float" office:value="44.6580505" calcext:value-type="float">
            <text:p>44,6580505</text:p>
          </table:table-cell>
          <table:table-cell table:style-name="ce2"/>
        </table:table-row>
        <table:table-row table:style-name="ro1">
          <table:table-cell table:number-columns-repeated="9"/>
          <table:table-cell office:value-type="string" calcext:value-type="string">
            <text:p>1 (Amdahl)</text:p>
          </table:table-cell>
          <table:table-cell table:formula="of:=0.9447" office:value-type="float" office:value="0.9447" calcext:value-type="float">
            <text:p>0,9447</text:p>
          </table:table-cell>
          <table:table-cell office:value-type="float" office:value="44.6581" calcext:value-type="float">
            <text:p>44,6581</text:p>
          </table:table-cell>
          <table:table-cell table:style-name="ce2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L3]" office:value-type="float" office:value="1.0268182" calcext:value-type="float">
            <text:p>1,0268182</text:p>
          </table:table-cell>
          <table:table-cell table:formula="of:=[.L4]" office:value-type="float" office:value="22.7293814" calcext:value-type="float">
            <text:p>22,7293814</text:p>
          </table:table-cell>
          <table:table-cell table:style-name="ce2"/>
        </table:table-row>
        <table:table-row table:style-name="ro1">
          <table:table-cell table:number-columns-repeated="9"/>
          <table:table-cell office:value-type="string" calcext:value-type="string">
            <text:p>2 (Amdahl)</text:p>
          </table:table-cell>
          <table:table-cell table:formula="of:=0.9447" office:value-type="float" office:value="0.9447" calcext:value-type="float">
            <text:p>0,9447</text:p>
          </table:table-cell>
          <table:table-cell table:formula="of:=[.L15]/1.958568334" office:value-type="float" office:value="22.8013999944512" calcext:value-type="float">
            <text:p>22,8013999945</text:p>
          </table:table-cell>
          <table:table-cell table:style-name="ce2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L5]" office:value-type="float" office:value="1.0479289" calcext:value-type="float">
            <text:p>1,0479289</text:p>
          </table:table-cell>
          <table:table-cell table:formula="of:=[.L6]" office:value-type="float" office:value="15.7323238" calcext:value-type="float">
            <text:p>15,732323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3 (Amdahl)</text:p>
          </table:table-cell>
          <table:table-cell table:formula="of:=0.9447" office:value-type="float" office:value="0.9447" calcext:value-type="float">
            <text:p>0,9447</text:p>
          </table:table-cell>
          <table:table-cell table:formula="of:=[.L14]/2.878227617" office:value-type="float" office:value="15.5158161349822" calcext:value-type="float">
            <text:p>15,515816135</text:p>
          </table:table-cell>
          <table:table-cell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L7]" office:value-type="float" office:value="1.0560272" calcext:value-type="float">
            <text:p>1,0560272</text:p>
          </table:table-cell>
          <table:table-cell table:formula="of:=[.L8]" office:value-type="float" office:value="12.3045642" calcext:value-type="float">
            <text:p>12,304564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4 (Amdahl)</text:p>
          </table:table-cell>
          <table:table-cell table:formula="of:=0.9447" office:value-type="float" office:value="0.9447" calcext:value-type="float">
            <text:p>0,9447</text:p>
          </table:table-cell>
          <table:table-cell table:formula="of:=[.L15]/3.76129975" office:value-type="float" office:value="11.8730500008674" calcext:value-type="float">
            <text:p>11,8730500009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 table:number-rows-repeated="3">
          <table:table-cell table:number-columns-repeated="13"/>
        </table:table-row>
        <table:table-row table:style-name="ro1" table:number-rows-repeated="2">
          <table:table-cell table:number-columns-repeated="13"/>
        </table:table-row>
        <table:table-row table:style-name="ro2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6">
      <number:number number:decimal-places="4" number:min-integer-digits="1"/>
    </number:number-style>
    <number:number-style style:name="N107">
      <number:number number:decimal-places="7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8T11:26:06.257458098</dc:date>
    <meta:document-statistic meta:table-count="1" meta:cell-count="13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14.212cm" xlink:href=".." xlink:type="simple" chart:class="chart:bar" chart:style-name="ch1">
        <chart:title svg:x="5.688cm" svg:y="0.42cm" chart:style-name="ch2">
          <text:p>Rechenzeit bei n CPUs</text:p>
        </chart:title>
        <chart:legend chart:legend-position="bottom" svg:x="5.887cm" svg:y="13.429cm" style:legend-expansion="wide" chart:style-name="ch3"/>
        <chart:plot-area chart:style-name="ch4" table:cell-range-address="Sheet1.J13:Sheet1.L21" chart:data-source-has-labels="both" svg:x="1.331cm" svg:y="2.077cm" svg:width="14.044cm" svg:height="10.087cm">
          <chartooo:coordinate-region svg:x="1.952cm" svg:y="2.276cm" svg:width="13.394cm" svg:height="9.241cm"/>
          <chart:axis chart:dimension="x" chart:name="primary-x" chart:style-name="ch5" chartooo:axis-type="auto">
            <chartooo:date-scale/>
            <chart:title svg:x="7.859cm" svg:y="12.448cm" chart:style-name="ch6">
              <text:p>CPUs</text:p>
            </chart:title>
            <chart:categories table:cell-range-address="Sheet1.J14:Sheet1.J21"/>
          </chart:axis>
          <chart:axis chart:dimension="y" chart:name="primary-y" chart:style-name="ch7">
            <chart:title svg:x="0.451cm" svg:y="7.918cm" chart:style-name="ch8">
              <text:p>Sekunden</text:p>
            </chart:title>
            <chart:grid chart:style-name="ch9" chart:class="major"/>
          </chart:axis>
          <chart:series chart:style-name="ch10" chart:values-cell-range-address="Sheet1.K14:Sheet1.K21" chart:label-cell-address="Sheet1.K13:Sheet1.K13" chart:class="chart:bar">
            <chart:data-point chart:repeated="8"/>
          </chart:series>
          <chart:series chart:style-name="ch11" chart:values-cell-range-address="Sheet1.L14:Sheet1.L21" chart:label-cell-address="Sheet1.L13:Sheet1.L1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lesen</text:p>
                <draw:g>
                  <svg:desc>Sheet1.K13:Sheet1.K13</svg:desc>
                </draw:g>
              </table:table-cell>
              <table:table-cell office:value-type="string">
                <text:p>Berechnung</text:p>
                <draw:g>
                  <svg:desc>Sheet1.L13:Sheet1.L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J14:Sheet1.J21</svg:desc>
                </draw:g>
              </table:table-cell>
              <table:table-cell office:value-type="float" office:value="0.9446766">
                <text:p>0.9446766</text:p>
                <draw:g>
                  <svg:desc>Sheet1.K14:Sheet1.K21</svg:desc>
                </draw:g>
              </table:table-cell>
              <table:table-cell office:value-type="float" office:value="44.6580505">
                <text:p>44.6580505</text:p>
                <draw:g>
                  <svg:desc>Sheet1.L14:Sheet1.L21</svg:desc>
                </draw:g>
              </table:table-cell>
            </table:table-row>
            <table:table-row>
              <table:table-cell office:value-type="string">
                <text:p>1 (Amdahl)</text:p>
              </table:table-cell>
              <table:table-cell office:value-type="float" office:value="0.9447">
                <text:p>0.9447</text:p>
              </table:table-cell>
              <table:table-cell office:value-type="float" office:value="44.6581">
                <text:p>44.658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0268182">
                <text:p>1.0268182</text:p>
              </table:table-cell>
              <table:table-cell office:value-type="float" office:value="22.7293814">
                <text:p>22.7293814</text:p>
              </table:table-cell>
            </table:table-row>
            <table:table-row>
              <table:table-cell office:value-type="string">
                <text:p>2 (Amdahl)</text:p>
              </table:table-cell>
              <table:table-cell office:value-type="float" office:value="0.9447">
                <text:p>0.9447</text:p>
              </table:table-cell>
              <table:table-cell office:value-type="float" office:value="22.8013999944512">
                <text:p>22.80139999445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479289">
                <text:p>1.0479289</text:p>
              </table:table-cell>
              <table:table-cell office:value-type="float" office:value="15.7323238">
                <text:p>15.7323238</text:p>
              </table:table-cell>
            </table:table-row>
            <table:table-row>
              <table:table-cell office:value-type="string">
                <text:p>3 (Amdahl)</text:p>
              </table:table-cell>
              <table:table-cell office:value-type="float" office:value="0.9447">
                <text:p>0.9447</text:p>
              </table:table-cell>
              <table:table-cell office:value-type="float" office:value="15.5158161349822">
                <text:p>15.515816134982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560272">
                <text:p>1.0560272</text:p>
              </table:table-cell>
              <table:table-cell office:value-type="float" office:value="12.3045642">
                <text:p>12.3045642</text:p>
              </table:table-cell>
            </table:table-row>
            <table:table-row>
              <table:table-cell office:value-type="string">
                <text:p>4 (Amdahl)</text:p>
              </table:table-cell>
              <table:table-cell office:value-type="float" office:value="0.9447">
                <text:p>0.9447</text:p>
              </table:table-cell>
              <table:table-cell office:value-type="float" office:value="11.8730500008674">
                <text:p>11.8730500008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